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njaliOldLipi" svg:font-family="AnjaliOldLipi" style:font-pitch="variable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njaliOldLipi" fo:font-size="12pt" fo:font-style="normal" fo:font-weight="normal" officeooo:rsid="0010194d" officeooo:paragraph-rsid="0010194d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njaliOldLipi" fo:font-size="12pt" fo:font-style="normal" fo:font-weight="bold" officeooo:rsid="0010194d" officeooo:paragraph-rsid="0010194d" style:font-size-asian="10.5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Math TeX Gyre" fo:font-size="20pt" fo:font-weight="normal" officeooo:rsid="0010194d" officeooo:paragraph-rsid="0010194d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DejaVu Math TeX Gyre" fo:font-size="16pt" fo:font-style="italic" fo:font-weight="normal" officeooo:rsid="0010194d" officeooo:paragraph-rsid="0010194d" style:font-size-asian="16pt" style:font-style-asian="italic" style:font-weight-asian="normal" style:font-size-complex="16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njaliOldLipi" fo:font-size="11pt" fo:font-style="normal" fo:font-weight="normal" officeooo:rsid="0010194d" officeooo:paragraph-rsid="0010194d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njaliOldLipi" fo:font-size="11pt" fo:font-style="normal" fo:font-weight="normal" officeooo:rsid="001171cd" officeooo:paragraph-rsid="001171cd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01171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mage Identification Neural Network</text:p>
      <text:p text:style-name="P4">Software Manual</text:p>
      <text:p text:style-name="P4"/>
      <text:p text:style-name="P5">1. Introduction to Neural Network</text:p>
      <text:p text:style-name="P1"/>
      <text:p text:style-name="P5">2. <text:span text:style-name="T1">This Neural Network</text:span></text:p>
      <text:p text:style-name="P5"/>
      <text:p text:style-name="P6">3. Input data</text:p>
      <text:p text:style-name="P6"/>
      <text:p text:style-name="P6">4. Setup</text:p>
      <text:p text:style-name="P6"/>
      <text:p text:style-name="P6">5. Tuning the network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njaliOldLipi" svg:font-family="AnjaliOldLipi" style:font-pitch="variable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3:50:29.327451877</meta:creation-date>
    <dc:date>2019-09-23T14:20:54.234586474</dc:date>
    <meta:editing-duration>PT8M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24" meta:character-count="147" meta:non-whitespace-character-count="130"/>
  </office:meta>
</office:document-meta>
</file>